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5aa" officeooo:paragraph-rsid="0012d5aa"/>
    </style:style>
    <style:style style:name="P2" style:family="paragraph" style:parent-style-name="Standard">
      <style:text-properties officeooo:rsid="0013d849" officeooo:paragraph-rsid="0013d849"/>
    </style:style>
    <style:style style:name="P3" style:family="paragraph" style:parent-style-name="Standard">
      <style:text-properties officeooo:rsid="00143254" officeooo:paragraph-rsid="00143254"/>
    </style:style>
    <style:style style:name="P4" style:family="paragraph" style:parent-style-name="Standard">
      <style:text-properties officeooo:rsid="0014bfea" officeooo:paragraph-rsid="0014bfea"/>
    </style:style>
    <style:style style:name="P5" style:family="paragraph" style:parent-style-name="Standard">
      <style:text-properties officeooo:rsid="0015787d" officeooo:paragraph-rsid="0015787d"/>
    </style:style>
    <style:style style:name="P6" style:family="paragraph" style:parent-style-name="Standard">
      <style:text-properties officeooo:rsid="0015a11a" officeooo:paragraph-rsid="0015a11a"/>
    </style:style>
    <style:style style:name="P7" style:family="paragraph" style:parent-style-name="Standard">
      <style:text-properties officeooo:rsid="0015be5a" officeooo:paragraph-rsid="0015be5a"/>
    </style:style>
    <style:style style:name="T1" style:family="text">
      <style:text-properties officeooo:rsid="00143254"/>
    </style:style>
    <style:style style:name="T2" style:family="text">
      <style:text-properties officeooo:rsid="0014b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CT supplier's information</text:p>
      <text:p text:style-name="P1"/>
      <text:p text:style-name="P1">Select name from role_permission where rid=4</text:p>
      <text:p text:style-name="P1"/>
      <text:p text:style-name="P1">role(rid,name,weigh)</text:p>
      <text:p text:style-name="P1">role_permission(rid,permission,module)</text:p>
      <text:p text:style-name="P1">user_role(uid,rid)</text:p>
      <text:p text:style-name="P1"/>
      <text:p text:style-name="P1">=&gt; need user<text:span text:style-name="T2">s</text:span>, user_role, role</text:p>
      <text:p text:style-name="P1"/>
      <text:p text:style-name="P1">select supplier'info</text:p>
      <text:p text:style-name="P1">=&gt;</text:p>
      <text:p text:style-name="P1">select * from user, user_role where user_role.rid=4 and user_role.uid=user.uid</text:p>
      <text:p text:style-name="P2">=&gt;</text:p>
      <text:p text:style-name="P2">db_query(“SELECT * FROM {users} u1, {user_role} u2 WHERE u1.uid“)</text:p>
      <text:p text:style-name="P2"/>
      <text:p text:style-name="P2">→ $srole = db_query(“SELECT uid FROM {user_role} WHERE rid=1 ”);=&gt; get uid from user_role which have rid = 4 (Supplier).</text:p>
      <text:p text:style-name="P2">→ fetch supplier's info : select user's info from users where users.uid=user_role.uid <text:span text:style-name="T1">which user_role.uid=4 ($srole).</text:span></text:p>
      <text:p text:style-name="P3">$result = db_select('users','u')-&gt;fields('u')-&gt;condition('uid',$srole,'=')-&gt;execute()-&gt;fetchAssoc();</text:p>
      <text:p text:style-name="P3"/>
      <text:p text:style-name="P2"/>
      <text:p text:style-name="P4">each supplier only see their own food, cannot see the others=&gt; how to sovle this?</text:p>
      <text:p text:style-name="P4"/>
      <text:p text:style-name="P4">order(orderid,oitem,date,supname)</text:p>
      <text:p text:style-name="P4"/>
      <text:p text:style-name="P4">sup-&gt;type-&gt;foo</text:p>
      <text:p text:style-name="P4">→ ftype add uid</text:p>
      <text:p text:style-name="P4"/>
      <text:p text:style-name="P5"/>
      <text:p text:style-name="P6">filter : select all items from food table which belong to each supplier </text:p>
      <text:p text:style-name="P6">=&gt; related table : ftype, tbl_lunch, users</text:p>
      <text:p text:style-name="P6">select * from tbl_lunch {t} where t.typeid=ftype.typeid</text:p>
      <text:p text:style-name="P6"/>
      <text:p text:style-name="P6">t.typeid=f.typeid and f.uid=$user-&gt;uid</text:p>
      <text:p text:style-name="P6"/>
      <text:p text:style-name="P7">select supplier</text:p>
      <text:p text:style-name="P7"><text:s/>→ select u.name from {users} u where u.uid = users_roles.uid and users_roles.rid=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1:02:04.623106877</meta:creation-date>
    <dc:date>2014-09-26T17:17:18.662883628</dc:date>
    <meta:editing-duration>PT4M32S</meta:editing-duration>
    <meta:editing-cycles>1</meta:editing-cycles>
    <meta:generator>LibreOffice/4.2.6.3$Linux_x86 LibreOffice_project/420m0$Build-3</meta:generator>
    <meta:document-statistic meta:table-count="0" meta:image-count="0" meta:object-count="0" meta:page-count="1" meta:paragraph-count="24" meta:word-count="142" meta:character-count="1131" meta:non-whitespace-character-count="1011"/>
  </office:meta>
</office:document-meta>
</file>